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Courier New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style:font-name="Courier New" fo:font-weight="normal" style:font-weight-complex="normal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font-name="Courier New"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style:font-name="Courier New" style:text-underline-style="none" fo:font-weight="normal" style:font-weight-asian="normal" style:font-weight-complex="normal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font-name="Courier New" fo:font-weight="bold" style:font-weight-asian="bold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Courier New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font-name="Courier New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argherita Navigation Map v.0.0</text:h>
      <text:h text:style-name="P9" text:outline-level="1"/>
      <text:h text:style-name="P9" text:outline-level="1"/>
      <text:h text:style-name="P2" text:outline-level="1">SCENARIO I: USER UNREGISTERED / SIGNED OUT</text:h>
      <text:h text:style-name="P9" text:outline-level="1"/>
      <text:list xml:id="list697380446" text:style-name="L1">
        <text:list-item>
          <text:h text:style-name="P10" text:outline-level="1">Layout</text:h>
          <text:list>
            <text:list-item>
              <text:h text:style-name="P5" text:outline-level="1">_header.html</text:h>
              <text:list>
                <text:list-item>
                  <text:h text:style-name="P7" text:outline-level="1">Navbar Controls</text:h>
                  <text:list>
                    <text:list-item>
                      <text:h text:style-name="P7" text:outline-level="1">Home [link to 'home/index.html']</text:h>
                    </text:list-item>
                    <text:list-item>
                      <text:h text:style-name="P7" text:outline-level="1">Menu [link to 'products/index.html']</text:h>
                    </text:list-item>
                    <text:list-item>
                      <text:h text:style-name="P7" text:outline-level="1">About [link to 'home/about.html']</text:h>
                    </text:list-item>
                    <text:list-item>
                      <text:h text:style-name="P7" text:outline-level="1">Help [link to 'home/help.html']</text:h>
                    </text:list-item>
                    <text:list-item>
                      <text:h text:style-name="P7" text:outline-level="1">Cart [link to 'carts/new.html']</text:h>
                    </text:list-item>
                    <text:list-item>
                      <text:h text:style-name="P7" text:outline-level="1">Sign In [link to 'sessions/new.html']</text:h>
                    </text:list-item>
                  </text:list>
                </text:list-item>
              </text:list>
            </text:list-item>
            <text:list-item>
              <text:h text:style-name="P7" text:outline-level="1">[Current View].html</text:h>
            </text:list-item>
            <text:list-item>
              <text:h text:style-name="P7" text:outline-level="1">_footer.html</text:h>
            </text:list-item>
          </text:list>
        </text:list-item>
        <text:list-item>
          <text:h text:style-name="P4" text:outline-level="1">Views</text:h>
          <text:list>
            <text:list-item>
              <text:h text:style-name="P8" text:outline-level="1">Home</text:h>
              <text:list>
                <text:list-item>
                  <text:h text:style-name="P10" text:outline-level="1">index.html</text:h>
                </text:list-item>
                <text:list-item>
                  <text:h text:style-name="P10" text:outline-level="1">about.html</text:h>
                </text:list-item>
                <text:list-item>
                  <text:h text:style-name="P10" text:outline-level="1">help.html</text:h>
                </text:list-item>
              </text:list>
            </text:list-item>
            <text:list-item>
              <text:h text:style-name="P8" text:outline-level="1">Products</text:h>
              <text:list>
                <text:list-item>
                  <text:h text:style-name="P6" text:outline-level="1">index.html</text:h>
                  <text:list>
                    <text:list-item>
                      <text:h text:style-name="P6" text:outline-level="1">Categories fixed menu bar</text:h>
                    </text:list-item>
                    <text:list-item>
                      <text:h text:style-name="P6" text:outline-level="1">List of products sorted by category. Each item contains:</text:h>
                      <text:list>
                        <text:list-item>
                          <text:h text:style-name="P6" text:outline-level="1">photo</text:h>
                        </text:list-item>
                        <text:list-item>
                          <text:h text:style-name="P6" text:outline-level="1">description</text:h>
                        </text:list-item>
                        <text:list-item>
                          <text:h text:style-name="P6" text:outline-level="1">'Order' button [adds product to cart]</text:h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1">show.html [unnecessary?]</text:h>
                </text:list-item>
              </text:list>
            </text:list-item>
            <text:list-item>
              <text:h text:style-name="P8" text:outline-level="1">Carts</text:h>
              <text:list>
                <text:list-item>
                  <text:h text:style-name="P10" text:outline-level="1">new.html</text:h>
                </text:list-item>
              </text:list>
            </text:list-item>
            <text:list-item>
              <text:h text:style-name="P10" text:outline-level="1"><text:span text:style-name="T2">Sessions</text:span></text:h>
              <text:list>
                <text:list-item>
                  <text:h text:style-name="P10" text:outline-level="1"><text:span text:style-name="T5">new.html</text:span></text:h>
                  <text:list>
                    <text:list-item>
                      <text:h text:style-name="P10" text:outline-level="1"><text:span text:style-name="T5">Text input fields:</text:span></text:h>
                      <text:list>
                        <text:list-item>
                          <text:h text:style-name="P10" text:outline-level="1"><text:span text:style-name="T5">e-mail</text:span></text:h>
                        </text:list-item>
                        <text:list-item>
                          <text:h text:style-name="P10" text:outline-level="1"><text:span text:style-name="T5">password</text:span></text:h>
                        </text:list-item>
                      </text:list>
                    </text:list-item>
                    <text:list-item>
                      <text:h text:style-name="P10" text:outline-level="1"><text:span text:style-name="T5">Buttons:</text:span></text:h>
                      <text:list>
                        <text:list-item>
                          <text:h text:style-name="P10" text:outline-level="1"><text:span text:style-name="T5">Sign In</text:span></text:h>
                        </text:list-item>
                        <text:list-item>
                          <text:h text:style-name="P10" text:outline-level="1"><text:span text:style-name="T5">Register [link to 'users/new.html']</text:span></text:h>
                        </text:list-item>
                        <text:list-item>
                          <text:h text:style-name="P10" text:outline-level="1"><text:span text:style-name="T5">Cancel</text:span></text:h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8" text:outline-level="1">Users</text:h>
              <text:list>
                <text:list-item>
                  <text:h text:style-name="P6" text:outline-level="1">new.html</text:h>
                  <text:list>
                    <text:list-item>
                      <text:h text:style-name="P6" text:outline-level="1">Text input fields:</text:h>
                      <text:list>
                        <text:list-item>
                          <text:h text:style-name="P6" text:outline-level="1">First Name</text:h>
                        </text:list-item>
                        <text:list-item>
                          <text:h text:style-name="P6" text:outline-level="1">Last Name</text:h>
                        </text:list-item>
                        <text:list-item>
                          <text:h text:style-name="P6" text:outline-level="1">E-mail</text:h>
                        </text:list-item>
                        <text:list-item>
                          <text:h text:style-name="P6" text:outline-level="1">Phone no.</text:h>
                        </text:list-item>
                        <text:list-item>
                          <text:h text:style-name="P6" text:outline-level="1">Adress:</text:h>
                          <text:list>
                            <text:list-item>
                              <text:h text:style-name="P6" text:outline-level="1">City</text:h>
                            </text:list-item>
                            <text:list-item>
                              <text:h text:style-name="P6" text:outline-level="1">Street</text:h>
                            </text:list-item>
                            <text:list-item>
                              <text:h text:style-name="P6" text:outline-level="1">House no.</text:h>
                            </text:list-item>
                            <text:list-item>
                              <text:h text:style-name="P6" text:outline-level="1">Zip code</text:h>
                            </text:list-item>
                          </text:list>
                        </text:list-item>
                        <text:list-item>
                          <text:h text:style-name="P6" text:outline-level="1">Password</text:h>
                        </text:list-item>
                        <text:list-item>
                          <text:h text:style-name="P6" text:outline-level="1">Confirm password</text:h>
                        </text:list-item>
                      </text:list>
                    </text:list-item>
                    <text:list-item>
                      <text:h text:style-name="P6" text:outline-level="1">Other:</text:h>
                      <text:list>
                        <text:list-item>
                          <text:h text:style-name="P6" text:outline-level="1">Google maps script for checking delivery availability [discuss]</text:h>
                        </text:list-item>
                      </text:list>
                    </text:list-item>
                    <text:list-item>
                      <text:h text:style-name="P6" text:outline-level="1">Buttons:</text:h>
                      <text:list>
                        <text:list-item>
                          <text:h text:style-name="P6" text:outline-level="1">Create Account</text:h>
                        </text:list-item>
                        <text:list-item>
                          <text:h text:style-name="P6" text:outline-level="1">Cancel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1"/>
      <text:h text:style-name="P9" text:outline-level="1"/>
      <text:h text:style-name="P2" text:outline-level="1">SCENARIO II: USER SIGNED IN AS 'CUSTOMER'</text:h>
      <text:h text:style-name="P9" text:outline-level="1"/>
      <text:h text:style-name="P9" text:outline-level="1"/>
      <text:list xml:id="list39721353" text:continue-list="list697380446" text:style-name="L1">
        <text:list-item text:start-value="1">
          <text:h text:style-name="P4" text:outline-level="1" text:restart-numbering="true" text:start-value="1">Layout</text:h>
          <text:list>
            <text:list-item>
              <text:h text:style-name="P5" text:outline-level="1">_header.html</text:h>
              <text:list>
                <text:list-item>
                  <text:h text:style-name="P7" text:outline-level="1">Navbar Controls</text:h>
                  <text:list>
                    <text:list-item>
                      <text:h text:style-name="P7" text:outline-level="1">Home [link to 'home/index.html']</text:h>
                    </text:list-item>
                    <text:list-item>
                      <text:h text:style-name="P7" text:outline-level="1">Menu [link to 'products/index.html']</text:h>
                    </text:list-item>
                    <text:list-item>
                      <text:h text:style-name="P7" text:outline-level="1">About [link to 'home/about.html']</text:h>
                    </text:list-item>
                    <text:list-item>
                      <text:h text:style-name="P7" text:outline-level="1">Help [link to 'home/help.html']</text:h>
                    </text:list-item>
                    <text:list-item>
                      <text:h text:style-name="P7" text:outline-level="1">Cart [link to 'carts/new.html']</text:h>
                    </text:list-item>
                    <text:list-item>
                      <text:h text:style-name="P7" text:outline-level="1">Account [drop-down]</text:h>
                      <text:list>
                        <text:list-item>
                          <text:h text:style-name="P7" text:outline-level="1">Profile [link to 'users/show.html']</text:h>
                        </text:list-item>
                        <text:list-item>
                          <text:h text:style-name="P7" text:outline-level="1">Sign Out [redirect to 'home/index.html']</text:h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7" text:outline-level="1">[Current View].html</text:h>
            </text:list-item>
            <text:list-item>
              <text:h text:style-name="P7" text:outline-level="1">_footer.html</text:h>
            </text:list-item>
          </text:list>
        </text:list-item>
        <text:list-item>
          <text:h text:style-name="P4" text:outline-level="1">Views</text:h>
          <text:list>
            <text:list-item>
              <text:h text:style-name="P8" text:outline-level="1">Home</text:h>
              <text:list>
                <text:list-item>
                  <text:h text:style-name="P10" text:outline-level="1">index.html</text:h>
                </text:list-item>
                <text:list-item>
                  <text:h text:style-name="P10" text:outline-level="1">about.html</text:h>
                </text:list-item>
                <text:list-item>
                  <text:h text:style-name="P10" text:outline-level="1">help.html</text:h>
                </text:list-item>
              </text:list>
            </text:list-item>
            <text:list-item>
              <text:h text:style-name="P8" text:outline-level="1">Products</text:h>
              <text:list>
                <text:list-item>
                  <text:h text:style-name="P6" text:outline-level="1">index.html [as in scenario 1]</text:h>
                </text:list-item>
                <text:list-item>
                  <text:h text:style-name="P10" text:outline-level="1">show.html [unnecessary?]</text:h>
                </text:list-item>
              </text:list>
            </text:list-item>
            <text:list-item>
              <text:h text:style-name="P8" text:outline-level="1">Carts</text:h>
              <text:list>
                <text:list-item>
                  <text:h text:style-name="P10" text:outline-level="1">new.html</text:h>
                </text:list-item>
              </text:list>
            </text:list-item>
            <text:list-item>
              <text:h text:style-name="P8" text:outline-level="1">Users</text:h>
              <text:list>
                <text:list-item>
                  <text:h text:style-name="P6" text:outline-level="1">edit.html</text:h>
                  <text:list>
                    <text:list-item>
                      <text:h text:style-name="P6" text:outline-level="1">Text input fields:</text:h>
                      <text:list>
                        <text:list-item>
                          <text:h text:style-name="P6" text:outline-level="1">[as in Scenario I: 'users/new.html']</text:h>
                        </text:list-item>
                      </text:list>
                    </text:list-item>
                    <text:list-item>
                      <text:h text:style-name="P6" text:outline-level="1">Buttons:</text:h>
                      <text:list>
                        <text:list-item>
                          <text:h text:style-name="P6" text:outline-level="1">Update</text:h>
                        </text:list-item>
                        <text:list-item>
                          <text:h text:style-name="P6" text:outline-level="1">Cancel</text:h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1">show.html</text:h>
                  <text:list>
                    <text:list-item>
                      <text:h text:style-name="P6" text:outline-level="1">Buttons:</text:h>
                      <text:list>
                        <text:list-item>
                          <text:h text:style-name="P6" text:outline-level="1">Edit profil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1"/>
      <text:h text:style-name="P9" text:outline-level="1"/>
      <text:h text:style-name="P3" text:outline-level="1">SCENARIO III: USER SIGNED IN AS 'ADMIN'</text:h>
      <text:h text:style-name="P9" text:outline-level="1"/>
      <text:h text:style-name="P9" text:outline-level="1"/>
      <text:list xml:id="list645591670" text:continue-list="list39721353" text:style-name="L1">
        <text:list-item text:start-value="1">
          <text:h text:style-name="P4" text:outline-level="1" text:restart-numbering="true" text:start-value="1">Layout</text:h>
          <text:list>
            <text:list-item>
              <text:h text:style-name="P5" text:outline-level="1">_header.html</text:h>
              <text:list>
                <text:list-item>
                  <text:h text:style-name="P7" text:outline-level="1">Navbar Controls</text:h>
                  <text:list>
                    <text:list-item>
                      <text:h text:style-name="P7" text:outline-level="1">If Unregistered / Signed Out:</text:h>
                      <text:list>
                        <text:list-item>
                          <text:h text:style-name="P7" text:outline-level="1">Home [link to 'home/index.html']</text:h>
                        </text:list-item>
                        <text:list-item>
                          <text:h text:style-name="P7" text:outline-level="1">Menu [link to 'products/index.html']</text:h>
                        </text:list-item>
                        <text:list-item>
                          <text:h text:style-name="P7" text:outline-level="1">About [link to 'home/about.html']</text:h>
                        </text:list-item>
                        <text:list-item>
                          <text:h text:style-name="P7" text:outline-level="1">Help [link to 'home/help.html']</text:h>
                        </text:list-item>
                        <text:list-item>
                          <text:h text:style-name="P7" text:outline-level="1">Cart [link to 'carts/new.html']</text:h>
                        </text:list-item>
                        <text:list-item>
                          <text:h text:style-name="P7" text:outline-level="1">Account [drop-down]</text:h>
                          <text:list>
                            <text:list-item>
                              <text:h text:style-name="P7" text:outline-level="1">Profile [link to 'users/show.html']</text:h>
                            </text:list-item>
                            <text:list-item>
                              <text:h text:style-name="P7" text:outline-level="1">Sign Out [redirect to 'home/index.html']</text:h>
                            </text:list-item>
                          </text:list>
                        </text:list-item>
                        <text:list-item>
                          <text:h text:style-name="P7" text:outline-level="1">Users [link to users/index.html]</text:h>
                        </text:list-item>
                        <text:list-item>
                          <text:h text:style-name="P7" text:outline-level="1">Orders [link to orders/index.html]</text:h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7" text:outline-level="1">[Current View].html</text:h>
            </text:list-item>
            <text:list-item>
              <text:h text:style-name="P7" text:outline-level="1">_footer.html</text:h>
            </text:list-item>
          </text:list>
        </text:list-item>
        <text:list-item>
          <text:h text:style-name="P4" text:outline-level="1">Views</text:h>
          <text:list>
            <text:list-item>
              <text:h text:style-name="P8" text:outline-level="1">Home</text:h>
              <text:list>
                <text:list-item>
                  <text:h text:style-name="P10" text:outline-level="1">index.html</text:h>
                </text:list-item>
                <text:list-item>
                  <text:h text:style-name="P10" text:outline-level="1">about.html</text:h>
                </text:list-item>
                <text:list-item>
                  <text:h text:style-name="P10" text:outline-level="1">help.html</text:h>
                </text:list-item>
              </text:list>
            </text:list-item>
            <text:list-item>
              <text:h text:style-name="P8" text:outline-level="1">Categories</text:h>
              <text:list>
                <text:list-item>
                  <text:h text:style-name="P10" text:outline-level="1">index.html</text:h>
                  <text:list>
                    <text:list-item>
                      <text:h text:style-name="P10" text:outline-level="1">Text indicators:</text:h>
                      <text:list>
                        <text:list-item>
                          <text:h text:style-name="P10" text:outline-level="1">Categories list with item buttons:</text:h>
                          <text:list>
                            <text:list-item>
                              <text:h text:style-name="P10" text:outline-level="1">Edit [link to 'categories/edit.html']</text:h>
                            </text:list-item>
                            <text:list-item>
                              <text:h text:style-name="P10" text:outline-level="1">Delete</text:h>
                            </text:list-item>
                          </text:list>
                        </text:list-item>
                        <text:list-item>
                          <text:h text:style-name="P10" text:outline-level="1">Buttons:</text:h>
                          <text:list>
                            <text:list-item>
                              <text:h text:style-name="P10" text:outline-level="1">Add new category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1">new.html</text:h>
                  <text:list>
                    <text:list-item>
                      <text:h text:style-name="P10" text:outline-level="1">Text input fields:</text:h>
                      <text:list>
                        <text:list-item>
                          <text:h text:style-name="P10" text:outline-level="1">Name</text:h>
                        </text:list-item>
                      </text:list>
                    </text:list-item>
                    <text:list-item>
                      <text:h text:style-name="P10" text:outline-level="1">Buttons:</text:h>
                      <text:list>
                        <text:list-item>
                          <text:h text:style-name="P10" text:outline-level="1">Create Category</text:h>
                        </text:list-item>
                        <text:list-item>
                          <text:h text:style-name="P10" text:outline-level="1">Cancel</text:h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1">edit.html</text:h>
                  <text:list>
                    <text:list-item>
                      <text:h text:style-name="P10" text:outline-level="1">Text input fields:</text:h>
                      <text:list>
                        <text:list-item>
                          <text:h text:style-name="P10" text:outline-level="1">Name</text:h>
                        </text:list-item>
                      </text:list>
                    </text:list-item>
                    <text:list-item>
                      <text:h text:style-name="P10" text:outline-level="1">Buttons:</text:h>
                      <text:list>
                        <text:list-item>
                          <text:h text:style-name="P10" text:outline-level="1">Update</text:h>
                        </text:list-item>
                        <text:list-item>
                          <text:h text:style-name="P10" text:outline-level="1">Cancel</text:h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1">show.html [unnecessary?]</text:h>
                </text:list-item>
              </text:list>
            </text:list-item>
            <text:list-item>
              <text:h text:style-name="P8" text:outline-level="1">Products</text:h>
              <text:list>
                <text:list-item>
                  <text:h text:style-name="P6" text:outline-level="1">index.html</text:h>
                  <text:list>
                    <text:list-item>
                      <text:h text:style-name="P6" text:outline-level="1">[as in Scenario I]</text:h>
                    </text:list-item>
                    <text:list-item>
                      <text:h text:style-name="P6" text:outline-level="1">Buttons:</text:h>
                      <text:list>
                        <text:list-item>
                          <text:h text:style-name="P6" text:outline-level="1">Add Product [link to 'products/new.html']</text:h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1">new.html</text:h>
                  <text:list>
                    <text:list-item>
                      <text:h text:style-name="P6" text:outline-level="1">Text input fields:</text:h>
                      <text:list>
                        <text:list-item>
                          <text:h text:style-name="P6" text:outline-level="1">Category [drop-down list with available categories]</text:h>
                        </text:list-item>
                        <text:list-item>
                          <text:h text:style-name="P6" text:outline-level="1">Name</text:h>
                        </text:list-item>
                        <text:list-item>
                          <text:h text:style-name="P6" text:outline-level="1">Price</text:h>
                        </text:list-item>
                        <text:list-item>
                          <text:h text:style-name="P6" text:outline-level="1">Description</text:h>
                        </text:list-item>
                      </text:list>
                    </text:list-item>
                    <text:list-item>
                      <text:h text:style-name="P6" text:outline-level="1">Buttons:</text:h>
                      <text:list>
                        <text:list-item>
                          <text:h text:style-name="P6" text:outline-level="1">Add photo [opens file dialog]</text:h>
                          <text:list>
                            <text:list-item>
                              <text:h text:style-name="P6" text:outline-level="1">Format: JPEG</text:h>
                            </text:list-item>
                            <text:list-item>
                              <text:h text:style-name="P6" text:outline-level="1">Width: ?px</text:h>
                            </text:list-item>
                            <text:list-item>
                              <text:h text:style-name="P6" text:outline-level="1">Height: ?px</text:h>
                            </text:list-item>
                            <text:list-item>
                              <text:h text:style-name="P6" text:outline-level="1">Size: ?kB</text:h>
                            </text:list-item>
                          </text:list>
                        </text:list-item>
                        <text:list-item>
                          <text:h text:style-name="P6" text:outline-level="1">Create Product</text:h>
                        </text:list-item>
                        <text:list-item>
                          <text:h text:style-name="P6" text:outline-level="1">Cancel</text:h>
                        </text:list-item>
                      </text:list>
                    </text:list-item>
                    <text:list-item>
                      <text:h text:style-name="P6" text:outline-level="1">Other:</text:h>
                      <text:list>
                        <text:list-item>
                          <text:h text:style-name="P6" text:outline-level="1">Uploaded photo preview</text:h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1">edit.html</text:h>
                  <text:list>
                    <text:list-item>
                      <text:h text:style-name="P6" text:outline-level="1">Text input fields:</text:h>
                      <text:list>
                        <text:list-item>
                          <text:h text:style-name="P6" text:outline-level="1">[as in new.html]</text:h>
                        </text:list-item>
                      </text:list>
                    </text:list-item>
                    <text:list-item>
                      <text:h text:style-name="P6" text:outline-level="1">Buttons:</text:h>
                      <text:list>
                        <text:list-item>
                          <text:h text:style-name="P6" text:outline-level="1">Change photo [opens file dialog, as in new.html]</text:h>
                        </text:list-item>
                        <text:list-item>
                          <text:h text:style-name="P6" text:outline-level="1">Update</text:h>
                        </text:list-item>
                        <text:list-item>
                          <text:h text:style-name="P6" text:outline-level="1">Cancel</text:h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1">show.html</text:h>
                  <text:list>
                    <text:list-item>
                      <text:h text:style-name="P6" text:outline-level="1">Buttons:</text:h>
                      <text:list>
                        <text:list-item>
                          <text:h text:style-name="P6" text:outline-level="1">Edit this product</text:h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8" text:outline-level="1">Users</text:h>
              <text:list>
                <text:list-item>
                  <text:h text:style-name="P10" text:outline-level="1">index.html [registered users list? discuss]</text:h>
                </text:list-item>
                <text:list-item>
                  <text:h text:style-name="P10" text:outline-level="1">new.html [discuss]</text:h>
                </text:list-item>
                <text:list-item>
                  <text:h text:style-name="P10" text:outline-level="1">edit.html [discuss]</text:h>
                </text:list-item>
                <text:list-item>
                  <text:h text:style-name="P10" text:outline-level="1">show.html</text:h>
                </text:list-item>
              </text:list>
            </text:list-item>
            <text:list-item>
              <text:h text:style-name="P8" text:outline-level="1">Carts</text:h>
              <text:list>
                <text:list-item>
                  <text:h text:style-name="P10" text:outline-level="1">new.html</text:h>
                </text:list-item>
              </text:list>
            </text:list-item>
            <text:list-item>
              <text:h text:style-name="P8" text:outline-level="1">Orders</text:h>
              <text:list>
                <text:list-item>
                  <text:h text:style-name="P10" text:outline-level="1">index.html</text:h>
                  <text:list>
                    <text:list-item>
                      <text:h text:style-name="P10" text:outline-level="1">View orders, each with controls:</text:h>
                      <text:list>
                        <text:list-item>
                          <text:h text:style-name="P10" text:outline-level="1">Print [future procedure]</text:h>
                        </text:list-item>
                        <text:list-item>
                          <text:h text:style-name="P10" text:outline-level="1">Delete</text:h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1">new.html [discuss]</text:h>
                </text:list-item>
                <text:list-item>
                  <text:h text:style-name="P10" text:outline-level="1">edit.html [discuss]</text:h>
                </text:list-item>
                <text:list-item>
                  <text:h text:style-name="P10" text:outline-level="1">show.html</text:h>
                  <text:list>
                    <text:list-item>
                      <text:h text:style-name="P10" text:outline-level="1">View order details [discuss]</text:h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>
      <style:text-properties style:text-position="0% 100%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rtek </meta:initial-creator>
    <meta:creation-date>2012-05-17T16:27:16</meta:creation-date>
    <dc:date>2012-05-20T19:35:36</dc:date>
    <dc:creator>Bartek </dc:creator>
    <meta:editing-duration>PT31H25M01S</meta:editing-duration>
    <meta:editing-cycles>54</meta:editing-cycles>
    <meta:generator>OpenOffice.org/3.2$Unix OpenOffice.org_project/320m12$Build-9483</meta:generator>
    <meta:document-statistic meta:table-count="0" meta:image-count="0" meta:object-count="0" meta:page-count="1" meta:paragraph-count="180" meta:word-count="580" meta:character-count="3285"/>
  </office:meta>
</office:document-meta>
</file>